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oogle Sans" svg:font-family="'Google Sans', Roboto, Arial, sans-serif"/>
    <style:font-face style:name="Google Sans1" svg:font-family="'Google Sans', Roboto, Helvetica, Arial, sans-serif"/>
    <style:font-face style:name="Lohit Devanagari1" svg:font-family="'Lohit Devanagari'"/>
    <style:font-face style:name="Roboto1" svg:font-family="Roboto, Arial, sans-serif"/>
    <style:font-face style:name="Roboto" svg:font-family="Roboto, RobotoDraft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officeooo:rsid="000ac83c" officeooo:paragraph-rsid="000ac83c"/>
    </style:style>
    <style:style style:name="T1" style:family="text">
      <style:text-properties fo:font-variant="normal" fo:text-transform="none" fo:color="#202124" style:font-name="Google Sans1" fo:font-size="12pt" fo:letter-spacing="normal" fo:font-style="normal" fo:font-weight="normal"/>
    </style:style>
    <style:style style:name="T2" style:family="text">
      <style:text-properties fo:font-variant="normal" fo:text-transform="none" fo:color="#202124" fo:letter-spacing="normal"/>
    </style:style>
    <style:style style:name="T3" style:family="text">
      <style:text-properties fo:font-variant="normal" fo:text-transform="none" style:font-name="Google Sans1" fo:font-size="12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XPath</text:span></text:p>
      <text:p text:style-name="P1"><text:span text:style-name="T1">1. Подберите локатор для поиска на странице </text:span><text:a xlink:type="simple" xlink:href="http://litecart.stqa.ru/index.php/en/" text:style-name="Internet_20_link" text:visited-style-name="Visited_20_Internet_20_Link"><text:span text:style-name="T3">http://litecart.stqa.ru/index.php/en/</text:span></text:a><text:span text:style-name="T2"> </text:span><text:span text:style-name="T1">всех блоков (li) с информацией о товарах (каждому товару соответствует свой блок)</text:span></text:p>
      <text:p text:style-name="Standard"/>
      <text:p text:style-name="Standard">//li[@class="product column shadow hover-light"]</text:p>
      <text:p text:style-name="Standard"/>
      <text:p text:style-name="P1"><text:span text:style-name="T1">2. Подберите локатор для поиска на странице </text:span><text:a xlink:type="simple" xlink:href="http://litecart.stqa.ru/index.php/en/" text:style-name="Internet_20_link" text:visited-style-name="Visited_20_Internet_20_Link"><text:span text:style-name="T3">http://litecart.stqa.ru/index.php/en/</text:span></text:a><text:span text:style-name="T2"> </text:span><text:span text:style-name="T1">всех ссылок (a) на страницы товаров в основной части страницы (не считая боковых блоков)</text:span></text:p>
      <text:p text:style-name="P1"><text:span text:style-name="T1"/></text:p>
      <text:p text:style-name="P1"><text:span text:style-name="T1">//li[@ class="product column shadow hover-light"]/a[@class="link"]</text:span></text:p>
      <text:p text:style-name="P1"><text:span text:style-name="T1"/></text:p>
      <text:p text:style-name="P1"><text:span text:style-name="T1">3. Подберите локатор для поиска на странице </text:span><text:a xlink:type="simple" xlink:href="http://litecart.stqa.ru/index.php/en/" text:style-name="Internet_20_link" text:visited-style-name="Visited_20_Internet_20_Link">http://litecart.stqa.ru/index.php/en/</text:a><text:span text:style-name="T1"> ссылки на Privacy Policy в нижней части страницы</text:span></text:p>
      <text:p text:style-name="P1"><text:span text:style-name="T1"/></text:p>
      <text:p text:style-name="P1"><text:span text:style-name="T1">//a[contains(text(),"Privacy Policy")]</text:span></text:p>
      <text:p text:style-name="P1"><text:span text:style-name="T1"/></text:p>
      <text:p text:style-name="P1"><text:span text:style-name="T1">4. Подберите локатор для поиска на странице </text:span><text:a xlink:type="simple" xlink:href="http://litecart.stqa.ru/index.php/en/" text:style-name="Internet_20_link" text:visited-style-name="Visited_20_Internet_20_Link">http://litecart.stqa.ru/index.php/en/</text:a><text:span text:style-name="T1"> всех элементов верхнего меню, находящихся на верхнем уровне (без элементов вложенных выпадающих меню)</text:span></text:p>
      <text:p text:style-name="P1"><text:span text:style-name="T1"/></text:p>
      <text:p text:style-name="P1"><text:span text:style-name="T1">//nav[@id="site-menu"]/ul/li</text:span></text:p>
      <text:p text:style-name="P1"><text:span text:style-name="T1"/></text:p>
      <text:p text:style-name="P1"><text:span text:style-name="T1">5. Подберите локатор для поиска на странице </text:span><text:a xlink:type="simple" xlink:href="http://litecart.stqa.ru/index.php/en/create_account" text:style-name="Internet_20_link" text:visited-style-name="Visited_20_Internet_20_Link">http://litecart.stqa.ru/index.php/en/create_account</text:a><text:span text:style-name="T1"> элемента с текстом United States из выпадающего списка стран</text:span></text:p>
      <text:p text:style-name="P1"><text:span text:style-name="T1"/></text:p>
      <text:p text:style-name="P1"><text:span text:style-name="T1">//select[@name="country_code"]/option[@value="US"]</text:span></text:p>
      <text:p text:style-name="P1"><text:span text:style-name="T1"/></text:p>
      <text:p text:style-name="P1"><text:span text:style-name="T1">6. На странице </text:span><text:a xlink:type="simple" xlink:href="http://litecart.stqa.ru/index.php/en/create_account" text:style-name="Internet_20_link" text:visited-style-name="Visited_20_Internet_20_Link">http://litecart.stqa.ru/index.php/en/create_account</text:a><text:span text:style-name="T1"> выберите страну United States и подберите локатор для выпадающего списка штатов</text:span></text:p>
      <text:p text:style-name="P1"><text:span text:style-name="T1"/></text:p>
      <text:p text:style-name="P1"><text:span text:style-name="T1">//select[@name="zone_code"]</text:span></text:p>
      <text:p text:style-name="P1"><text:span text:style-name="T1"/></text:p>
      <text:p text:style-name="P1"><text:span text:style-name="T1">7. Подберите локатор для поиска на странице </text:span><text:a xlink:type="simple" xlink:href="http://litecart.stqa.ru/index.php/en/acme-corp-m-1/" text:style-name="Internet_20_link" text:visited-style-name="Visited_20_Internet_20_Link">http://litecart.stqa.ru/index.php/en/acme-corp-m-1/</text:a><text:span text:style-name="T1"> кнопки сортировки товаров по дате</text:span></text:p>
      <text:p text:style-name="P1"><text:span text:style-name="T1"/></text:p>
      <text:p text:style-name="P1"><text:span text:style-name="T1">//span[contains(text(),"Date")]</text:span></text:p>
      <text:p text:style-name="P1"><text:span text:style-name="T1"/></text:p>
      <text:p text:style-name="P1"><text:span text:style-name="T1">8. Подберите локатор для поиска на странице </text:span><text:a xlink:type="simple" xlink:href="http://litecart.stqa.ru/index.php/en/acme-corp-m-1/" text:style-name="Internet_20_link" text:visited-style-name="Visited_20_Internet_20_Link">http://litecart.stqa.ru/index.php/en/acme-corp-m-1/</text:a><text:span text:style-name="T1"> иконки-лупы для увеличения картинки товара, имеющего стикер Sale</text:span></text:p>
      <text:p text:style-name="P1"><text:span text:style-name="T1"/></text:p>
      <text:p text:style-name="P1"><text:span text:style-name="T1">//div[@class="sticker sale"]/../../../child::a[@class="fancybox zoomable"]</text:span></text:p>
      <text:p text:style-name="P1"><text:span text:style-name="T1"/></text:p>
      <text:p text:style-name="P1"><text:span text:style-name="T1"/></text:p>
      <text:p text:style-name="P1"><text:soft-page-break/><text:span text:style-name="T1">9. Подберите локатор для поиска на странице </text:span><text:a xlink:type="simple" xlink:href="http://litecart.stqa.ru/index.php/en/acme-corp-m-1/" text:style-name="Internet_20_link" text:visited-style-name="Visited_20_Internet_20_Link"><text:span text:style-name="T3">http://litecart.stqa.ru/index.php/en/acme-corp-m-1/</text:span></text:a><text:span text:style-name="T2"> </text:span><text:span text:style-name="T1">всех ссылок на товары, у которых нет стикера Sale</text:span></text:p>
      <text:p text:style-name="P1"><text:span text:style-name="T1"/></text:p>
      <text:p text:style-name="P1"><text:span text:style-name="T1">//div[@class="sticker new"]/../..</text:span></text:p>
      <text:p text:style-name="P1"><text:span text:style-name="T1"/></text:p>
      <text:p text:style-name="P1"><text:span text:style-name="T1"/></text:p>
      <text:p text:style-name="P1"><text:span text:style-name="T1">Добавьте в магазине </text:span><text:a xlink:type="simple" xlink:href="http://litecart.stqa.ru/index.php/en/" text:style-name="Internet_20_link" text:visited-style-name="Visited_20_Internet_20_Link">http://litecart.stqa.ru/index.php/en/</text:a><text:span text:style-name="T1"> в корзину 2-3 товара, перейдите на страницу оформления заказа </text:span><text:a xlink:type="simple" xlink:href="http://litecart.stqa.ru/index.php/en/checkout" text:style-name="Internet_20_link" text:visited-style-name="Visited_20_Internet_20_Link">http://litecart.stqa.ru/index.php/en/checkout</text:a><text:span text:style-name="T1"> и подберите локатор для поиска элемента, содержащего общую сумму к оплате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oogle Sans" svg:font-family="'Google Sans', Roboto, Arial, sans-serif"/>
    <style:font-face style:name="Google Sans1" svg:font-family="'Google Sans', Roboto, Helvetica, Arial, sans-serif"/>
    <style:font-face style:name="Lohit Devanagari1" svg:font-family="'Lohit Devanagari'"/>
    <style:font-face style:name="Roboto1" svg:font-family="Roboto, Arial, sans-serif"/>
    <style:font-face style:name="Roboto" svg:font-family="Roboto, RobotoDraft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5T15:59:26.971705124</meta:creation-date>
    <dc:date>2022-06-06T15:34:24.006328171</dc:date>
    <meta:editing-duration>PT5M16S</meta:editing-duration>
    <meta:editing-cycles>1</meta:editing-cycles>
    <meta:document-statistic meta:table-count="0" meta:image-count="0" meta:object-count="0" meta:page-count="2" meta:paragraph-count="20" meta:word-count="203" meta:character-count="2021" meta:non-whitespace-character-count="1838"/>
    <meta:generator>LibreOffice/6.4.7.2$Linux_X86_64 LibreOffice_project/40$Build-2</meta:generator>
  </office:meta>
</office:document-meta>
</file>